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dce9" officeooo:paragraph-rsid="0009dce9" style:font-weight-asian="bold" style:font-weight-complex="bold"/>
    </style:style>
    <style:style style:name="P2" style:family="paragraph" style:parent-style-name="Standard">
      <style:text-properties fo:font-size="18pt" fo:font-weight="normal" officeooo:rsid="0009dce9" officeooo:paragraph-rsid="0009dce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weight-asian="normal" style:font-weight-complex="normal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normal" officeooo:rsid="000ab7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rt the band name without article</text:p>
      <text:p text:style-name="P2"/>
      <text:p text:style-name="P1">Objective : <text:span text:style-name="T4">to sort the array of band name with out considering </text:span></text:p>
      <text:p text:style-name="P1"><text:span text:style-name="T4">articles and filler ‘oh’ . </text:span><text:span text:style-name="T5">Then, display sorted list in html li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21:45:04.461591642</meta:creation-date>
    <dc:date>2021-02-02T21:47:04.495307860</dc:date>
    <meta:editing-duration>PT2M</meta:editing-duration>
    <meta:editing-cycles>2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3" meta:word-count="30" meta:character-count="164" meta:non-whitespace-character-count="136"/>
  </office:meta>
</office:document-meta>
</file>